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5" style:parent-style-name="Normal" style:family="paragraph">
      <style:paragraph-properties fo:line-height="150%"/>
      <style:text-properties fo:language="pt" fo:country="BR"/>
    </style:style>
    <style:style style:name="TableColumn47" style:family="table-column">
      <style:table-column-properties style:column-width="1.6013in" style:use-optimal-column-width="false"/>
    </style:style>
    <style:style style:name="TableColumn48" style:family="table-column">
      <style:table-column-properties style:column-width="0.8006in" style:use-optimal-column-width="false"/>
    </style:style>
    <style:style style:name="TableColumn49" style:family="table-column">
      <style:table-column-properties style:column-width="2.6972in" style:use-optimal-column-width="false"/>
    </style:style>
    <style:style style:name="TableColumn50" style:family="table-column">
      <style:table-column-properties style:column-width="1.5048in" style:use-optimal-column-width="false"/>
    </style:style>
    <style:style style:name="Table46" style:family="table">
      <style:table-properties style:width="6.6041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padding-top="0in" fo:padding-left="0.075in" fo:padding-bottom="0in" fo:padding-right="0.075in"/>
    </style:style>
    <style:style style:name="P53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4" style:family="table-cell">
      <style:table-cell-properties fo:border="0.0104in solid #000000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6" style:family="table-cell">
      <style:table-cell-properties fo:border="0.0104in solid #000000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8" style:family="table-cell">
      <style:table-cell-properties fo:border="0.0104in solid #000000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04in solid #000000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fo:language="pt" fo:country="BR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TableCell65" style:family="table-cell">
      <style:table-cell-properties fo:border="0.0104in solid #000000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language="pt" fo:country="BR"/>
    </style:style>
    <style:style style:name="TableCell67" style:family="table-cell">
      <style:table-cell-properties fo:border="0.0104in solid #000000" fo:padding-top="0in" fo:padding-left="0.075in" fo:padding-bottom="0in" fo:padding-right="0.075in"/>
    </style:style>
    <style:style style:name="P68" style:parent-style-name="Tabletext" style:family="paragraph">
      <style:paragraph-properties fo:text-align="center" fo:line-height="150%"/>
      <style:text-properties fo:language="pt" fo:country="B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fo:padding-top="0in" fo:padding-left="0.075in" fo:padding-bottom="0in" fo:padding-right="0.075in"/>
    </style:style>
    <style:style style:name="P71" style:parent-style-name="Tabletext" style:family="paragraph">
      <style:paragraph-properties fo:text-align="center" fo:line-height="150%"/>
      <style:text-properties fo:language="pt" fo:country="BR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paragraph-properties fo:text-align="center" fo:line-height="150%"/>
      <style:text-properties fo:language="pt" fo:country="BR"/>
    </style:style>
    <style:style style:name="TableCell74" style:family="table-cell">
      <style:table-cell-properties fo:border="0.0104in solid #000000" fo:padding-top="0in" fo:padding-left="0.075in" fo:padding-bottom="0in" fo:padding-right="0.075in"/>
    </style:style>
    <style:style style:name="P75" style:parent-style-name="Tabletext" style:family="paragraph">
      <style:paragraph-properties fo:text-align="center" fo:line-height="150%"/>
      <style:text-properties fo:language="pt" fo:country="BR"/>
    </style:style>
    <style:style style:name="TableCell76" style:family="table-cell">
      <style:table-cell-properties fo:border="0.0104in solid #000000" fo:padding-top="0in" fo:padding-left="0.075in" fo:padding-bottom="0in" fo:padding-right="0.075in"/>
    </style:style>
    <style:style style:name="P77" style:parent-style-name="Tabletext" style:family="paragraph">
      <style:paragraph-properties fo:text-align="center" fo:line-height="150%"/>
      <style:text-properties fo:language="pt" fo:country="BR"/>
    </style:style>
    <style:style style:name="P78" style:parent-style-name="Normal" style:family="paragraph">
      <style:paragraph-properties fo:text-align="justify" fo:line-height="150%"/>
      <style:text-properties fo:language="pt" fo:country="BR"/>
    </style:style>
    <style:style style:name="P79" style:parent-style-name="Título" style:family="paragraph">
      <style:paragraph-properties fo:break-before="page" fo:line-height="150%"/>
    </style:style>
    <style:style style:name="T80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pt" fo:country="BR"/>
    </style:style>
    <style:style style:name="T83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4" style:parent-style-name="Fonteparág.padrão" style:family="text">
      <style:text-properties fo:language="pt" fo:country="BR"/>
    </style:style>
    <style:style style:name="P8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6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7" style:parent-style-name="Fonteparág.padrão" style:family="text">
      <style:text-properties fo:language="pt" fo:country="BR"/>
    </style:style>
    <style:style style:name="P88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9" style:parent-style-name="Fonteparág.padrão" style:family="text">
      <style:text-properties fo:language="pt" fo:country="BR"/>
    </style:style>
    <style:style style:name="T90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1" style:parent-style-name="Fonteparág.padrão" style:family="text">
      <style:text-properties fo:language="pt" fo:country="BR"/>
    </style:style>
    <style:style style:name="P9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3" style:parent-style-name="Fonteparág.padrão" style:family="text">
      <style:text-properties fo:language="pt" fo:country="BR"/>
    </style:style>
    <style:style style:name="T94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5" style:parent-style-name="Fonteparág.padrão" style:family="text">
      <style:text-properties fo:language="pt" fo:country="BR"/>
    </style:style>
    <style:style style:name="P9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7" style:parent-style-name="Fonteparág.padrão" style:family="text">
      <style:text-properties fo:language="pt" fo:country="BR"/>
    </style:style>
    <style:style style:name="T98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9" style:parent-style-name="Fonteparág.padrão" style:family="text">
      <style:text-properties fo:language="pt" fo:country="BR"/>
    </style:style>
    <style:style style:name="P100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03" style:parent-style-name="Fonteparág.padrão" style:family="text">
      <style:text-properties fo:language="pt" fo:country="BR"/>
    </style:style>
    <style:style style:name="P10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07" style:parent-style-name="Fonteparág.padrão" style:family="text">
      <style:text-properties fo:language="pt" fo:country="BR"/>
    </style:style>
    <style:style style:name="P108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11" style:parent-style-name="Fonteparág.padrão" style:family="text">
      <style:text-properties fo:language="pt" fo:country="BR"/>
    </style:style>
    <style:style style:name="P112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3" style:parent-style-name="Fonteparág.padrão" style:family="text">
      <style:text-properties fo:language="pt" fo:country="BR"/>
    </style:style>
    <style:style style:name="T114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15" style:parent-style-name="Fonteparág.padrão" style:family="text">
      <style:text-properties fo:language="pt" fo:country="BR"/>
    </style:style>
    <style:style style:name="P116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17" style:parent-style-name="Fonteparág.padrão" style:family="text">
      <style:text-properties fo:language="pt" fo:country="BR"/>
    </style:style>
    <style:style style:name="T118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19" style:parent-style-name="Fonteparág.padrão" style:family="text">
      <style:text-properties fo:language="pt" fo:country="BR"/>
    </style:style>
    <style:style style:name="P120" style:parent-style-name="Título" style:family="paragraph">
      <style:paragraph-properties fo:line-height="150%"/>
    </style:style>
    <style:style style:name="P121" style:parent-style-name="Título" style:family="paragraph">
      <style:paragraph-properties fo:break-before="page" fo:line-height="150%"/>
      <style:text-properties fo:language="pt" fo:country="BR"/>
    </style:style>
    <style:style style:name="P122" style:parent-style-name="Título1" style:list-style-name="WW_OutlineListStyle" style:family="paragraph">
      <style:paragraph-properties style:vertical-align="auto" fo:line-height="150%"/>
      <style:text-properties fo:language="pt" fo:country="BR"/>
    </style:style>
    <style:style style:name="P123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24" style:parent-style-name="Normal" style:list-style-name="LFO10" style:family="paragraph">
      <style:paragraph-properties fo:text-align="justify" style:vertical-align="auto" fo:line-height="150%">
        <style:tab-stops>
          <style:tab-stop style:type="left" style:position="-0.7187in"/>
        </style:tab-stops>
      </style:paragraph-properties>
      <style:text-properties fo:font-size="11pt" style:font-size-asian="11pt" style:font-size-complex="11pt" fo:language="pt" fo:country="BR"/>
    </style:style>
    <style:style style:name="P125" style:parent-style-name="Normal" style:list-style-name="LFO10" style:family="paragraph">
      <style:paragraph-properties fo:text-align="justify" style:vertical-align="auto" fo:line-height="150%">
        <style:tab-stops>
          <style:tab-stop style:type="left" style:position="-0.7187in"/>
        </style:tab-stops>
      </style:paragraph-properties>
      <style:text-properties fo:font-size="11pt" style:font-size-asian="11pt" style:font-size-complex="11pt" fo:language="pt" fo:country="BR"/>
    </style:style>
    <style:style style:name="P126" style:parent-style-name="Normal" style:list-style-name="LFO10" style:family="paragraph">
      <style:paragraph-properties fo:text-align="justify" style:vertical-align="auto" fo:line-height="150%">
        <style:tab-stops>
          <style:tab-stop style:type="left" style:position="-0.7187in"/>
        </style:tab-stops>
      </style:paragraph-properties>
      <style:text-properties fo:font-size="11pt" style:font-size-asian="11pt" style:font-size-complex="11pt" fo:language="pt" fo:country="BR"/>
    </style:style>
    <style:style style:name="P127" style:parent-style-name="Normal" style:list-style-name="LFO10" style:family="paragraph">
      <style:paragraph-properties fo:text-align="justify" style:vertical-align="auto" fo:line-height="150%">
        <style:tab-stops>
          <style:tab-stop style:type="left" style:position="-0.7187in"/>
        </style:tab-stops>
      </style:paragraph-properties>
      <style:text-properties fo:font-size="11pt" style:font-size-asian="11pt" style:font-size-complex="11pt" fo:language="pt" fo:country="BR"/>
    </style:style>
    <style:style style:name="P128" style:parent-style-name="Normal" style:family="paragraph">
      <style:paragraph-properties fo:text-align="justify" fo:line-height="150%" fo:margin-left="0.5in">
        <style:tab-stops>
          <style:tab-stop style:type="left" style:position="-0.7187in"/>
        </style:tab-stops>
      </style:paragraph-properties>
      <style:text-properties fo:font-size="11pt" style:font-size-asian="11pt" style:font-size-complex="11pt" fo:language="pt" fo:country="BR"/>
    </style:style>
    <style:style style:name="P129" style:parent-style-name="Título1" style:list-style-name="WW_OutlineListStyle" style:family="paragraph">
      <style:paragraph-properties style:vertical-align="auto" fo:line-height="150%"/>
    </style:style>
    <style:style style:name="T130" style:parent-style-name="Fonteparág.padrão" style:family="text">
      <style:text-properties fo:language="pt" fo:country="BR"/>
    </style:style>
    <style:style style:name="T131" style:parent-style-name="Fonteparág.padrão" style:family="text">
      <style:text-properties fo:language="pt" fo:country="BR"/>
    </style:style>
    <style:style style:name="P132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133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4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5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6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7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8" style:parent-style-name="Normal" style:list-style-name="LFO11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139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2pt" style:font-size-asian="12pt" style:font-size-complex="12pt" fo:language="pt" fo:country="BR"/>
    </style:style>
    <style:style style:name="P140" style:parent-style-name="Título1" style:list-style-name="WW_OutlineListStyle" style:family="paragraph">
      <style:paragraph-properties style:vertical-align="auto" fo:line-height="150%"/>
      <style:text-properties fo:language="pt" fo:country="BR"/>
    </style:style>
    <style:style style:name="P141" style:parent-style-name="Título2" style:list-style-name="WW_OutlineListStyle" style:family="paragraph">
      <style:paragraph-properties style:vertical-align="auto" fo:line-height="150%"/>
      <style:text-properties fo:language="pt" fo:country="BR"/>
    </style:style>
    <style:style style:name="P142" style:parent-style-name="Normal" style:family="paragraph">
      <style:paragraph-properties fo:line-height="150%"/>
      <style:text-properties fo:language="pt" fo:country="BR"/>
    </style:style>
    <style:style style:name="TableColumn144" style:family="table-column">
      <style:table-column-properties style:column-width="1.3472in"/>
    </style:style>
    <style:style style:name="TableColumn145" style:family="table-column">
      <style:table-column-properties style:column-width="4.8027in"/>
    </style:style>
    <style:style style:name="Table143" style:family="table">
      <style:table-properties style:width="6.15in" fo:margin-left="0.5in" table:align="left"/>
    </style:style>
    <style:style style:name="TableRow146" style:family="table-row">
      <style:table-row-properties style:min-row-height="0.2375i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line-height="150%"/>
      <style:text-properties fo:language="pt" fo:country="BR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text-align="justify" fo:line-height="150%"/>
      <style:text-properties fo:language="pt" fo:country="BR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line-height="150%"/>
      <style:text-properties fo:language="pt" fo:country="BR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line-height="150%"/>
      <style:text-properties fo:language="pt" fo:country="BR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line-height="150%"/>
      <style:text-properties fo:language="pt" fo:country="BR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justify" fo:line-height="150%"/>
      <style:text-properties fo:language="pt" fo:country="BR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line-height="150%"/>
      <style:text-properties fo:language="pt" fo:country="BR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justify" fo:line-height="150%"/>
      <style:text-properties fo:language="pt" fo:country="BR"/>
    </style:style>
    <style:style style:name="P171" style:parent-style-name="Título2" style:list-style-name="WW_OutlineListStyle" style:family="paragraph">
      <style:paragraph-properties style:vertical-align="auto" fo:line-height="150%"/>
      <style:text-properties fo:language="pt" fo:country="BR"/>
    </style:style>
    <style:style style:name="P172" style:parent-style-name="Normal" style:family="paragraph">
      <style:paragraph-properties fo:text-align="justify" fo:line-height="150%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2pt" style:font-size-asian="12pt" style:font-size-complex="12pt" fo:language="pt" fo:country="BR"/>
    </style:style>
    <style:style style:name="P175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176" style:parent-style-name="Título2" style:list-style-name="WW_OutlineListStyle" style:family="paragraph">
      <style:paragraph-properties style:vertical-align="auto" fo:line-height="150%"/>
      <style:text-properties fo:language="pt" fo:country="BR"/>
    </style:style>
    <style:style style:name="TableColumn178" style:family="table-column">
      <style:table-column-properties style:column-width="4.627in"/>
    </style:style>
    <style:style style:name="TableColumn179" style:family="table-column">
      <style:table-column-properties style:column-width="1.8951in"/>
    </style:style>
    <style:style style:name="Table177" style:family="table">
      <style:table-properties style:width="6.5222in" fo:margin-left="0.075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P188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line-height="150%"/>
      <style:text-properties fo:language="pt" fo:country="BR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line-height="150%"/>
      <style:text-properties fo:language="pt" fo:country="BR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line-height="150%"/>
      <style:text-properties fo:language="pt" fo:country="B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line-height="150%"/>
      <style:text-properties fo:language="pt" fo:country="BR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P209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line-height="150%"/>
      <style:text-properties fo:language="pt" fo:country="BR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Normal" style:list-style-name="LFO12" style:family="paragraph">
      <style:paragraph-properties fo:text-align="justify"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P215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line-height="150%"/>
      <style:text-properties fo:language="pt" fo:country="BR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Normal" style:list-style-name="LFO12" style:family="paragraph">
      <style:paragraph-properties style:vertical-align="auto" fo:line-height="150%" fo:margin-left="0.2958in" fo:text-indent="-0.2958in">
        <style:tab-stops/>
      </style:paragraph-properties>
      <style:text-properties fo:language="pt" fo:country="BR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line-height="150%"/>
      <style:text-properties fo:language="pt" fo:country="BR"/>
    </style:style>
    <style:style style:name="P223" style:parent-style-name="Normal" style:family="paragraph">
      <style:paragraph-properties fo:line-height="150%"/>
      <style:text-properties fo:language="pt" fo:country="BR"/>
    </style:style>
    <style:style style:name="P224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225" style:parent-style-name="Título2" style:list-style-name="WW_OutlineListStyle" style:family="paragraph">
      <style:paragraph-properties style:vertical-align="auto" fo:line-height="150%"/>
      <style:text-properties fo:language="pt" fo:country="BR"/>
    </style:style>
    <style:style style:name="TableColumn227" style:family="table-column">
      <style:table-column-properties style:column-width="4.627in"/>
    </style:style>
    <style:style style:name="TableColumn228" style:family="table-column">
      <style:table-column-properties style:column-width="1.8951in"/>
    </style:style>
    <style:style style:name="Table226" style:family="table">
      <style:table-properties style:width="6.5222in" fo:margin-left="0.075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" style:parent-style-name="Normal" style:list-style-name="LFO13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line-height="150%"/>
      <style:text-properties fo:language="pt" fo:country="BR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" style:parent-style-name="Normal" style:list-style-name="LFO13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line-height="150%"/>
      <style:text-properties fo:language="pt" fo:country="BR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Normal" style:list-style-name="LFO13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line-height="150%"/>
      <style:text-properties fo:language="pt" fo:country="BR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Normal" style:list-style-name="LFO13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line-height="150%"/>
      <style:text-properties fo:language="pt" fo:country="BR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Normal" style:list-style-name="LFO13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line-height="150%"/>
      <style:text-properties fo:language="pt" fo:country="BR"/>
    </style:style>
    <style:style style:name="P259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260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261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262" style:parent-style-name="Título2" style:list-style-name="WW_OutlineListStyle" style:family="paragraph">
      <style:paragraph-properties style:vertical-align="auto" fo:line-height="150%"/>
      <style:text-properties fo:language="pt" fo:country="BR"/>
    </style:style>
    <style:style style:name="TableColumn264" style:family="table-column">
      <style:table-column-properties style:column-width="4.627in"/>
    </style:style>
    <style:style style:name="TableColumn265" style:family="table-column">
      <style:table-column-properties style:column-width="1.8951in"/>
    </style:style>
    <style:style style:name="Table263" style:family="table">
      <style:table-properties style:width="6.5222in" fo:margin-left="0.075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line-height="150%"/>
      <style:text-properties fo:font-weight="bold" style:font-weight-asian="bold" fo:font-size="11pt" style:font-size-asian="11pt" style:font-size-complex="11pt" fo:language="pt" fo:country="BR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line-height="150%"/>
      <style:text-properties fo:language="pt" fo:country="BR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line-height="150%"/>
      <style:text-properties fo:language="pt" fo:country="BR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line-height="150%"/>
      <style:text-properties fo:language="pt" fo:country="BR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line-height="150%"/>
      <style:text-properties fo:language="pt" fo:country="BR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line-height="150%"/>
      <style:text-properties fo:language="pt" fo:country="BR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" style:parent-style-name="Normal" style:list-style-name="LFO14" style:family="paragraph">
      <style:paragraph-properties style:vertical-align="auto" fo:line-height="150%" fo:margin-left="0.3187in" fo:text-indent="-0.2951in">
        <style:tab-stops/>
      </style:paragraph-properties>
      <style:text-properties fo:language="pt" fo:country="BR"/>
    </style:style>
    <style:style style:name="TableCell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line-height="150%"/>
      <style:text-properties fo:language="pt" fo:country="BR"/>
    </style:style>
    <style:style style:name="P301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302" style:parent-style-name="Título1" style:list-style-name="WW_OutlineListStyle" style:family="paragraph">
      <style:paragraph-properties style:vertical-align="auto" fo:line-height="150%"/>
      <style:text-properties fo:language="pt" fo:country="BR"/>
    </style:style>
    <style:style style:name="P303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304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305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06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07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08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09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10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11" style:parent-style-name="Normal" style:list-style-name="LFO15" style:family="paragraph">
      <style:paragraph-properties fo:text-align="justify" style:vertical-align="auto" fo:line-height="150%"/>
      <style:text-properties fo:font-size="11pt" style:font-size-asian="11pt" style:font-size-complex="11pt" fo:language="pt" fo:country="BR"/>
    </style:style>
    <style:style style:name="P31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313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314" style:parent-style-name="Título1" style:list-style-name="WW_OutlineListStyle" style:family="paragraph">
      <style:paragraph-properties style:vertical-align="auto" fo:line-height="150%"/>
      <style:text-properties fo:language="pt" fo:country="BR"/>
    </style:style>
    <style:style style:name="P315" style:parent-style-name="Normal" style:family="paragraph">
      <style:paragraph-properties fo:line-height="150%"/>
      <style:text-properties fo:language="pt" fo:country="BR"/>
    </style:style>
    <style:style style:name="P316" style:parent-style-name="Normal" style:list-style-name="LFO16" style:family="paragraph">
      <style:paragraph-properties style:vertical-align="auto" fo:line-height="150%"/>
      <style:text-properties fo:font-size="11pt" style:font-size-asian="11pt" style:font-size-complex="11pt" fo:language="pt" fo:country="BR"/>
    </style:style>
    <style:style style:name="P317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318" style:parent-style-name="Normal" style:family="paragraph">
      <style:text-properties fo:language="pt" fo:country="BR"/>
    </style:style>
  </office:automatic-styles>
  <office:body>
    <office:text text:use-soft-page-breaks="true">
      <text:p text:style-name="P1">RELPREV</text:p>
      <text:p text:style-name="P5">Processo Revisão De Pares</text:p>
      <text:p text:style-name="P6">Versão<text:s/>1.0</text:p>
      <text:p text:style-name="InfoBlue"/>
      <text:p text:style-name="InfoBlue"/>
      <text:soft-page-break/>
      <text:p text:style-name="P7">Histórico da Revisão</text:p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Data</text:p>
          </table:table-cell>
          <table:table-cell table:style-name="TableCell54">
            <text:p text:style-name="P55">Versão</text:p>
          </table:table-cell>
          <table:table-cell table:style-name="TableCell56">
            <text:p text:style-name="P57">Descrição</text:p>
          </table:table-cell>
          <table:table-cell table:style-name="TableCell58">
            <text:p text:style-name="P59">Autor</text:p>
          </table:table-cell>
        </table:table-row>
        <table:table-row table:style-name="TableRow60">
          <table:table-cell table:style-name="TableCell61">
            <text:p text:style-name="P62">04/10/2013</text:p>
          </table:table-cell>
          <table:table-cell table:style-name="TableCell63">
            <text:p text:style-name="P64">1.0</text:p>
          </table:table-cell>
          <table:table-cell table:style-name="TableCell65">
            <text:p text:style-name="P66">Criação do Processo de Revisão de Pares</text:p>
          </table:table-cell>
          <table:table-cell table:style-name="TableCell67">
            <text:p text:style-name="P68">Thais Cardoso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soft-page-break/>
      <text:p text:style-name="P79"><text:span text:style-name="T80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81"><text:span text:style-name="T82">1.</text:span><text:span text:style-name="T83"><text:tab/></text:span><text:span text:style-name="T84">Visão Geral</text:span><text:tab/>4</text:p>
          <text:p text:style-name="P85">2.<text:span text:style-name="T86"><text:tab/></text:span><text:span text:style-name="T87">Documentos Auxiliares</text:span><text:tab/>4</text:p>
          <text:p text:style-name="P88"><text:span text:style-name="T89">3.</text:span><text:span text:style-name="T90"><text:tab/></text:span><text:span text:style-name="T91">Procedimento Inspeção</text:span><text:tab/>4</text:p>
          <text:p text:style-name="P92"><text:span text:style-name="T93">3.1</text:span><text:span text:style-name="T94"><text:tab/></text:span><text:span text:style-name="T95">Participantes</text:span><text:tab/>4</text:p>
          <text:p text:style-name="P96"><text:span text:style-name="T97">3.2</text:span><text:span text:style-name="T98"><text:tab/></text:span><text:span text:style-name="T99">Preparação</text:span><text:tab/>5</text:p>
          <text:p text:style-name="P100"><text:span text:style-name="T101">3.3</text:span><text:span text:style-name="T102"><text:tab/></text:span><text:span text:style-name="T103">Reunião de Inspeção</text:span><text:tab/>5</text:p>
          <text:p text:style-name="P104"><text:span text:style-name="T105">3.4</text:span><text:span text:style-name="T106"><text:tab/></text:span><text:span text:style-name="T107">Re-Trabalho</text:span><text:tab/>5</text:p>
          <text:p text:style-name="P108"><text:span text:style-name="T109">3.5</text:span><text:span text:style-name="T110"><text:tab/></text:span><text:span text:style-name="T111">Acompanhamento e conclusão</text:span><text:tab/>6</text:p>
          <text:p text:style-name="P112"><text:span text:style-name="T113">4.</text:span><text:span text:style-name="T114"><text:tab/></text:span><text:span text:style-name="T115">Registro</text:span><text:tab/>6</text:p>
          <text:p text:style-name="P116"><text:span text:style-name="T117">5.</text:span><text:span text:style-name="T118"><text:tab/></text:span><text:span text:style-name="T119">Referências</text:span><text:tab/>7</text:p>
        </text:index-body>
      </text:table-of-content>
      <text:p text:style-name="P120"/>
      <text:soft-page-break/>
      <text:p text:style-name="P121">Processo de Revisão de Pares</text:p>
      <text:h text:style-name="P122" text:outline-level="1" text:restart-numbering="true" text:start-value="1"><text:s text:c="2"/><text:bookmark-start text:name="_Toc369554991"/>Visão Geral<text:bookmark-end text:name="_Toc369554991"/></text:h>
      <text:p text:style-name="P123">Em uma revisão de pares, os pares da pessoa que criou um produto de trabalho de software examinam esse produto para identificar defeitos e deficiências. A avaliação:</text:p>
      <text:list text:style-name="LFO10" text:continue-numbering="true">
        <text:list-item>
          <text:p text:style-name="P124">Verifica se o produto do trabalho satisfaz corretamente as especificações encontradas em qualquer produto do trabalho antecessor, como requisitos ou documentos de projeto.</text:p>
        </text:list-item>
        <text:list-item>
          <text:p text:style-name="P125">Identifica qualquer desvio dos padrões, incluindo problemas que podem afetar a capacidade de manutenção de software.</text:p>
        </text:list-item>
        <text:list-item>
          <text:p text:style-name="P126">Sugere oportunidades de melhoria para o autor.</text:p>
        </text:list-item>
        <text:list-item>
          <text:p text:style-name="P127">Promove o intercâmbio de técnicas e de educação dos participantes.</text:p>
        </text:list-item>
      </text:list>
      <text:p text:style-name="P128"/>
      <text:h text:style-name="P129" text:outline-level="1" text:restart-numbering="true" text:start-value="1"><text:span text:style-name="T130"><text:s/></text:span><text:bookmark-start text:name="_Toc369554992"/><text:span text:style-name="T131">Documentos Auxiliares</text:span><text:bookmark-end text:name="_Toc369554992"/></text:h>
      <text:p text:style-name="P132">No repositório do projeto estão disponíveis os seguintes documentos para auxilio da revisão:</text:p>
      <text:list text:style-name="LFO11" text:continue-numbering="true">
        <text:list-item>
          <text:p text:style-name="P133">Sumário da Inspeção;</text:p>
        </text:list-item>
        <text:list-item>
          <text:p text:style-name="P134">Log da Inspeção;</text:p>
        </text:list-item>
        <text:list-item>
          <text:p text:style-name="P135">Inspeção do moderador;</text:p>
        </text:list-item>
        <text:list-item>
          <text:p text:style-name="P136">Documento de lições aprendidas;</text:p>
        </text:list-item>
        <text:list-item>
          <text:p text:style-name="P137">Lista de problemas na escrita;</text:p>
        </text:list-item>
        <text:list-item>
          <text:p text:style-name="P138">Listas de verificação de defeito para vários tipos de produtos de software</text:p>
        </text:list-item>
      </text:list>
      <text:p text:style-name="P139"/>
      <text:h text:style-name="P140" text:outline-level="1" text:restart-numbering="true" text:start-value="1"><text:s/><text:bookmark-start text:name="_Toc369554993"/>Procedimento Inspeção<text:bookmark-end text:name="_Toc369554993"/></text:h>
      <text:h text:style-name="P141" text:outline-level="2" text:restart-numbering="true" text:start-value="1"><text:bookmark-start text:name="_Toc369554994"/>Participantes<text:bookmark-end text:name="_Toc369554994"/></text:h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Papel</text:p>
          </table:table-cell>
          <table:table-cell table:style-name="TableCell149">
            <text:p text:style-name="P150">Responsabilidade</text:p>
          </table:table-cell>
        </table:table-row>
        <table:table-row table:style-name="TableRow151">
          <table:table-cell table:style-name="TableCell152">
            <text:p text:style-name="P153">Moderador</text:p>
          </table:table-cell>
          <table:table-cell table:style-name="TableCell154">
            <text:p text:style-name="P155">Definir os demais participantes, organizar a inspeção e definir local, data e agenda da reunião.</text:p>
          </table:table-cell>
        </table:table-row>
        <table:table-row table:style-name="TableRow156">
          <table:table-cell table:style-name="TableCell157">
            <text:p text:style-name="P158">Autor</text:p>
          </table:table-cell>
          <table:table-cell table:style-name="TableCell159">
            <text:p text:style-name="P160">Responsável pela produção dos artefatos avaliados além de apresentá-los durante a reunião.</text:p>
          </table:table-cell>
        </table:table-row>
        <table:table-row table:style-name="TableRow161">
          <table:table-cell table:style-name="TableCell162">
            <text:p text:style-name="P163">Escriba (Secretário)</text:p>
          </table:table-cell>
          <table:table-cell table:style-name="TableCell164">
            <text:p text:style-name="P165">Anota os defeitos. Preenche o relatório da reunião e também é inspetor.</text:p>
          </table:table-cell>
        </table:table-row>
        <text:soft-page-break/>
        <table:table-row table:style-name="TableRow166">
          <table:table-cell table:style-name="TableCell167">
            <text:p text:style-name="P168">Inspetor</text:p>
          </table:table-cell>
          <table:table-cell table:style-name="TableCell169">
            <text:p text:style-name="P170">Avaliar os artefatos, registrar os defeitos encontrados e sugere soluções.</text:p>
          </table:table-cell>
        </table:table-row>
      </table:table>
      <text:h text:style-name="P171" text:outline-level="2" text:restart-numbering="true" text:start-value="1"><text:bookmark-start text:name="_Toc369554995"/>Preparação<text:bookmark-end text:name="_Toc369554995"/></text:h>
      <text:p text:style-name="P172"><text:span text:style-name="T173">A preparação se inicia quando o moderador ou o autor distribui aos participantes os artefatos a serem revisados assim que eles forem concluídos. Então os participantes analisam artefatos antes da reunião utilizando os checklists disponíveis no repositório e registram os problemas encontrados e possíveis soluções identificadas no Log de inspeção e Lista de problemas escritos</text:span><text:span text:style-name="T174">.</text:span></text:p>
      <text:p text:style-name="P175"/>
      <text:h text:style-name="P176" text:outline-level="2" text:restart-numbering="true" text:start-value="1"><text:bookmark-start text:name="_Toc369554996"/>Reunião de Inspeção<text:bookmark-end text:name="_Toc369554996"/></text:h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Tarefa</text:p>
          </table:table-cell>
          <table:table-cell table:style-name="TableCell183">
            <text:p text:style-name="P184">Responsável</text:p>
          </table:table-cell>
        </table:table-row>
        <table:table-row table:style-name="TableRow185">
          <table:table-cell table:style-name="TableCell186">
            <text:list text:style-name="LFO12" text:continue-numbering="true">
              <text:list-item>
                <text:p text:style-name="P187">Apresenta participantes, comenta seus papéis e a finalidade da inspeção.</text:p>
              </text:list-item>
            </text:list>
            <text:list text:style-name="LFO12" text:continue-numbering="true">
              <text:list-item>
                <text:p text:style-name="P188">Checa preparação dos participantes e coleta dados correspondentes.</text:p>
              </text:list-item>
            </text:list>
          </table:table-cell>
          <table:table-cell table:style-name="TableCell189">
            <text:p text:style-name="P190">Moderador</text:p>
          </table:table-cell>
        </table:table-row>
        <table:table-row table:style-name="TableRow191">
          <table:table-cell table:style-name="TableCell192">
            <text:list text:style-name="LFO12" text:continue-numbering="true">
              <text:list-item>
                <text:p text:style-name="P193">Apresenta partes relevantes do produto</text:p>
              </text:list-item>
            </text:list>
          </table:table-cell>
          <table:table-cell table:style-name="TableCell194">
            <text:p text:style-name="P195">Autor</text:p>
          </table:table-cell>
        </table:table-row>
        <table:table-row table:style-name="TableRow196">
          <table:table-cell table:style-name="TableCell197">
            <text:list text:style-name="LFO12" text:continue-numbering="true">
              <text:list-item>
                <text:p text:style-name="P198">Levanta defeitos, dúvidas e pendências.</text:p>
              </text:list-item>
            </text:list>
          </table:table-cell>
          <table:table-cell table:style-name="TableCell199">
            <text:p text:style-name="P200">Inspetores</text:p>
          </table:table-cell>
        </table:table-row>
        <table:table-row table:style-name="TableRow201">
          <table:table-cell table:style-name="TableCell202">
            <text:list text:style-name="LFO12" text:continue-numbering="true">
              <text:list-item>
                <text:p text:style-name="P203">Responde questões e emite opiniões</text:p>
              </text:list-item>
            </text:list>
          </table:table-cell>
          <table:table-cell table:style-name="TableCell204">
            <text:p text:style-name="P205">Autor</text:p>
          </table:table-cell>
        </table:table-row>
        <table:table-row table:style-name="TableRow206">
          <table:table-cell table:style-name="TableCell207">
            <text:list text:style-name="LFO12" text:continue-numbering="true">
              <text:list-item>
                <text:p text:style-name="P208">Anota defeitos e pendências nos formulários corretos.<text:s/></text:p>
              </text:list-item>
            </text:list>
            <text:list text:style-name="LFO12" text:continue-numbering="true">
              <text:list-item>
                <text:p text:style-name="P209">Lê alto o que foi anotado.</text:p>
              </text:list-item>
            </text:list>
          </table:table-cell>
          <table:table-cell table:style-name="TableCell210">
            <text:p text:style-name="P211">Escriba</text:p>
          </table:table-cell>
        </table:table-row>
        <table:table-row table:style-name="TableRow212">
          <table:table-cell table:style-name="TableCell213">
            <text:list text:style-name="LFO12" text:continue-numbering="true">
              <text:list-item>
                <text:p text:style-name="P214">Avalia se produto será aceito, aceito condicionalmente, deve ser re-inspecionado, ou se a inspeção está incompleta.<text:s/></text:p>
              </text:list-item>
            </text:list>
            <text:list text:style-name="LFO12" text:continue-numbering="true">
              <text:list-item>
                <text:p text:style-name="P215">Produz e assina relatório da inspeção</text:p>
              </text:list-item>
            </text:list>
          </table:table-cell>
          <table:table-cell table:style-name="TableCell216">
            <text:p text:style-name="P217">Inspetores</text:p>
          </table:table-cell>
        </table:table-row>
        <table:table-row table:style-name="TableRow218">
          <table:table-cell table:style-name="TableCell219">
            <text:list text:style-name="LFO12" text:continue-numbering="true">
              <text:list-item>
                <text:p text:style-name="P220">Obtém feedback sobre a inspeção.<text:s/></text:p>
              </text:list-item>
            </text:list>
          </table:table-cell>
          <table:table-cell table:style-name="TableCell221">
            <text:p text:style-name="P222">Moderador</text:p>
          </table:table-cell>
        </table:table-row>
      </table:table>
      <text:p text:style-name="P223"/>
      <text:p text:style-name="P224"/>
      <text:h text:style-name="P225" text:outline-level="2" text:restart-numbering="true" text:start-value="1"><text:bookmark-start text:name="_Toc369554997"/>Re-Trabalho<text:bookmark-end text:name="_Toc369554997"/></text:h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Tarefa</text:p>
          </table:table-cell>
          <table:table-cell table:style-name="TableCell232">
            <text:p text:style-name="P233">Responsável</text:p>
          </table:table-cell>
        </table:table-row>
        <table:table-row table:style-name="TableRow234">
          <table:table-cell table:style-name="TableCell235">
            <text:list text:style-name="LFO13" text:continue-numbering="true">
              <text:list-item>
                <text:p text:style-name="P236">Corrige defeitos e problemas levantados. Resolve pendências. Registra ações tomadas.</text:p>
              </text:list-item>
            </text:list>
          </table:table-cell>
          <table:table-cell table:style-name="TableCell237">
            <text:p text:style-name="P238">Autor</text:p>
          </table:table-cell>
        </table:table-row>
        <table:table-row table:style-name="TableRow239">
          <table:table-cell table:style-name="TableCell240">
            <text:list text:style-name="LFO13" text:continue-numbering="true">
              <text:list-item>
                <text:p text:style-name="P241">Corrige outros produtos baseados nos defeitos detectados na inspeção</text:p>
              </text:list-item>
            </text:list>
          </table:table-cell>
          <table:table-cell table:style-name="TableCell242">
            <text:p text:style-name="P243">Autor</text:p>
          </table:table-cell>
        </table:table-row>
        <table:table-row table:style-name="TableRow244">
          <table:table-cell table:style-name="TableCell245">
            <text:list text:style-name="LFO13" text:continue-numbering="true">
              <text:list-item>
                <text:p text:style-name="P246">Registra defeitos e pendências não resolvidas</text:p>
              </text:list-item>
            </text:list>
          </table:table-cell>
          <table:table-cell table:style-name="TableCell247">
            <text:p text:style-name="P248">Autor</text:p>
          </table:table-cell>
        </table:table-row>
        <table:table-row table:style-name="TableRow249">
          <table:table-cell table:style-name="TableCell250">
            <text:list text:style-name="LFO13" text:continue-numbering="true">
              <text:list-item>
                <text:p text:style-name="P251">Reporta esforço e outros dados de re-trabalho ao moderador</text:p>
              </text:list-item>
            </text:list>
          </table:table-cell>
          <table:table-cell table:style-name="TableCell252">
            <text:p text:style-name="P253">Autor</text:p>
          </table:table-cell>
        </table:table-row>
        <table:table-row table:style-name="TableRow254">
          <table:table-cell table:style-name="TableCell255">
            <text:list text:style-name="LFO13" text:continue-numbering="true">
              <text:list-item>
                <text:p text:style-name="P256">Documenta dados no relatório e sumário da inspeção.</text:p>
              </text:list-item>
            </text:list>
          </table:table-cell>
          <table:table-cell table:style-name="TableCell257">
            <text:p text:style-name="P258">Moderador</text:p>
          </table:table-cell>
        </table:table-row>
      </table:table>
      <text:p text:style-name="P259"/>
      <text:p text:style-name="P260"/>
      <text:p text:style-name="P261"/>
      <text:h text:style-name="P262" text:outline-level="2" text:restart-numbering="true" text:start-value="1"><text:bookmark-start text:name="_Toc369554998"/>Acompanhamento e conclusão<text:bookmark-end text:name="_Toc369554998"/></text:h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Tarefa</text:p>
          </table:table-cell>
          <table:table-cell table:style-name="TableCell269">
            <text:p text:style-name="P270">Responsável</text:p>
          </table:table-cell>
        </table:table-row>
        <table:table-row table:style-name="TableRow271">
          <table:table-cell table:style-name="TableCell272">
            <text:list text:style-name="LFO14" text:continue-numbering="true">
              <text:list-item>
                <text:p text:style-name="P273">Confirma se o autor agiu sobre todos os defeitos e pendências</text:p>
              </text:list-item>
            </text:list>
          </table:table-cell>
          <table:table-cell table:style-name="TableCell274">
            <text:p text:style-name="P275">Inspetor</text:p>
          </table:table-cell>
        </table:table-row>
        <table:table-row table:style-name="TableRow276">
          <table:table-cell table:style-name="TableCell277">
            <text:list text:style-name="LFO14" text:continue-numbering="true">
              <text:list-item>
                <text:p text:style-name="P278">Avalia o re-trabalho e repassa qualquer problema ao autor</text:p>
              </text:list-item>
            </text:list>
          </table:table-cell>
          <table:table-cell table:style-name="TableCell279">
            <text:p text:style-name="P280">Inspetor</text:p>
          </table:table-cell>
        </table:table-row>
        <table:table-row table:style-name="TableRow281">
          <table:table-cell table:style-name="TableCell282">
            <text:list text:style-name="LFO14" text:continue-numbering="true">
              <text:list-item>
                <text:p text:style-name="P283">Reporta defeitos e pendências realmente fechadas ao moderador</text:p>
              </text:list-item>
            </text:list>
          </table:table-cell>
          <table:table-cell table:style-name="TableCell284">
            <text:p text:style-name="P285">Autor</text:p>
          </table:table-cell>
        </table:table-row>
        <table:table-row table:style-name="TableRow286">
          <table:table-cell table:style-name="TableCell287">
            <text:list text:style-name="LFO14" text:continue-numbering="true">
              <text:list-item>
                <text:p text:style-name="P288">Verifica se todos os critérios de saída da inspeção são satisfeitos.</text:p>
              </text:list-item>
            </text:list>
          </table:table-cell>
          <table:table-cell table:style-name="TableCell289">
            <text:p text:style-name="P290">Moderador</text:p>
          </table:table-cell>
        </table:table-row>
        <table:table-row table:style-name="TableRow291">
          <table:table-cell table:style-name="TableCell292">
            <text:list text:style-name="LFO14" text:continue-numbering="true">
              <text:list-item>
                <text:p text:style-name="P293">Passa o produto para a gerência de controle de configuração.<text:s/></text:p>
              </text:list-item>
            </text:list>
          </table:table-cell>
          <table:table-cell table:style-name="TableCell294">
            <text:p text:style-name="P295">Autor</text:p>
          </table:table-cell>
        </table:table-row>
        <table:table-row table:style-name="TableRow296">
          <table:table-cell table:style-name="TableCell297">
            <text:list text:style-name="LFO14" text:continue-numbering="true">
              <text:list-item>
                <text:p text:style-name="P298">Atualiza e conclui o sumário de inspeção</text:p>
              </text:list-item>
            </text:list>
          </table:table-cell>
          <table:table-cell table:style-name="TableCell299">
            <text:p text:style-name="P300"/>
          </table:table-cell>
        </table:table-row>
      </table:table>
      <text:p text:style-name="P301"/>
      <text:h text:style-name="P302" text:outline-level="1" text:restart-numbering="true" text:start-value="1"><text:bookmark-start text:name="_Toc369554999"/>Registro<text:bookmark-end text:name="_Toc369554999"/></text:h>
      <text:p text:style-name="P303">Para efeito de registro todas as atividades da inspeção devem ser lançadas no Redmine seguindo o seguinte fluxo:</text:p>
      <text:p text:style-name="P304"/>
      <text:list text:style-name="LFO15">
        <text:list-item text:start-value="1">
          <text:p text:style-name="P305">O moderador cria uma ATIVIDADE do tipo VERIFICAÇÃO/VALIDAÇÃO de Inspeção do artefato e atribui para o ator. Deve ser informado o nome do artefato, a data da reunião de inspeção e os participantes e papéis.</text:p>
        </text:list-item>
      </text:list>
      <text:list text:style-name="LFO15" text:continue-numbering="true">
        <text:list-item>
          <text:p text:style-name="P306">O ator disponibiliza o(s) artefato(s) para análise e coloca a atividade EM DESENVOLVIMENTO e atribui para o moderador.</text:p>
        </text:list-item>
      </text:list>
      <text:list text:style-name="LFO15" text:continue-numbering="true">
        <text:list-item>
          <text:p text:style-name="P307">Ao final da reunião a atividade pode assumir as seguintes situações:</text:p>
        </text:list-item>
      </text:list>
      <text:list text:style-name="LFO15" text:continue-numbering="true">
        <text:list-item>
          <text:list>
            <text:list-item>
              <text:p text:style-name="P308">APROVADA: Caso o artefato tenha sido aprovado sem nenhuma correção. A atividade é aprovada e finalizada pelo moderador e o artefato é liberado.</text:p>
            </text:list-item>
          </text:list>
        </text:list-item>
      </text:list>
      <text:list text:style-name="LFO15" text:continue-numbering="true">
        <text:list-item>
          <text:list>
            <text:list-item>
              <text:p text:style-name="P309">REPROVADA: caso o artefato seja REPROVADO ou APROVADO COM CORREÇÕES o moderador cria uma ou mais tarefas do tipo DEFEITO onde registra todas as correções necessárias e atribui para o ator a fim de seja providenciada a(s) correção(ões).</text:p>
            </text:list-item>
          </text:list>
        </text:list-item>
      </text:list>
      <text:list text:style-name="LFO15" text:continue-numbering="true">
        <text:list-item>
          <text:p text:style-name="P310">Em caso de reprovação o ator coloca o(s) Defeito(s) aberto(s) como EM DESENVOLVIMENTO até a finalização da correção dos mesmos. Ao terminar as correções o ator coloca a atividade como CONCLUÍDA e atribui ao moderador.</text:p>
        </text:list-item>
      </text:list>
      <text:list text:style-name="LFO15" text:continue-numbering="true">
        <text:list-item>
          <text:p text:style-name="P311">Caso as correções estejam aprovadas a atividade é APROVADA e FINALIZADA.</text:p>
        </text:list-item>
      </text:list>
      <text:p text:style-name="P312"/>
      <text:p text:style-name="P313"/>
      <text:h text:style-name="P314" text:outline-level="1" text:restart-numbering="true" text:start-value="1"><text:bookmark-start text:name="_Toc369555000"/><text:soft-page-break/>Referências<text:bookmark-end text:name="_Toc369555000"/></text:h>
      <text:p text:style-name="P315"/>
      <text:list text:style-name="LFO16" text:continue-numbering="true">
        <text:list-item>
          <text:p text:style-name="P316">http://www.cs.toronto.edu/~sme/CSC444F/handouts/inspection_process_model.pdf</text:p>
        </text:list-item>
      </text:list>
      <text:p text:style-name="P317"/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vertical-align="baseli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>
      <style:text-properties fo:font-weight="bold" style:font-weight-asian="bold" style:font-weight-complex="bold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>
      <style:text-properties style:font-name="Courier New" fo:color="#808080"/>
    </style:style>
    <style:style style:name="tw4winInternal" style:display-name="tw4winInternal" style:family="text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Standard" style:display-name="Standard" style:family="paragraph">
      <style:paragraph-properties style:vertical-align="baseline"/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Char" style:display-name="Título Char" style:family="text">
      <style:text-properties style:font-name="Arial" fo:font-weight="bold" style:font-weight-asian="bold" style:font-weight-complex="bold" fo:font-size="18pt" style:font-size-asian="18pt" style:font-size-complex="18pt" fo:language="en" fo:country="US" style:language-asian="en" style:country-asian="US"/>
    </style: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T23" style:parent-style-name="Fonteparág.padrão" style:family="text">
      <style:text-properties fo:language="pt" fo:country="BR"/>
    </style:style>
    <style:style style:name="T24" style:parent-style-name="Fonteparág.padrão" style:family="text">
      <style:text-properties fo:language="pt" fo:country="B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04in solid #000000" fo:padding-top="0in" fo:padding-left="0.075in" fo:padding-bottom="0in" fo:padding-right="0.075in"/>
    </style:style>
    <style:style style:name="P27" style:parent-style-name="Normal" style:family="paragraph">
      <style:text-properties fo:language="pt" fo:country="BR"/>
    </style:style>
    <style:style style:name="P28" style:parent-style-name="Cabeçalho" style:family="paragraph">
      <style:text-properties fo:language="pt" fo:country="BR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Normal" style:family="paragraph">
      <style:paragraph-properties fo:margin-right="0.25in"/>
      <style:text-properties fo:language="pt" fo:country="BR"/>
    </style:style>
    <style:style style:name="P36" style:parent-style-name="Normal" style:family="paragraph">
      <style:paragraph-properties fo:margin-right="0.25in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number:date-style style:name="N39" number:language="en" number:country="US">
      <number:year number:style="long" number:calendar="gregorian"/>
    </number:date-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  <style:style style:name="T42" style:parent-style-name="Fonteparág.padrão" style:family="text">
      <style:text-properties fo:language="pt" fo:country="BR"/>
    </style:style>
    <style:style style:name="T43" style:parent-style-name="Númerodepágina" style:family="text">
      <style:text-properties fo:language="pt" fo:country="BR"/>
    </style:style>
    <style:style style:name="T44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042in" svg:height="0.89583in" style:rel-width="scale" style:rel-height="scale"><draw:image xlink:href="media/image1.png" xlink:type="simple" xlink:show="embed" xlink:actuate="onLoad"/><svg:title/><svg:desc/></draw:frame></text:span><text:span text:style-name="T4"><draw:frame draw:z-index="251657728" draw:style-name="a1" draw:name="Imagem 0" text:anchor-type="paragraph" svg:x="-0.35556in" svg:y="0.05417in" svg:width="2.64097in" svg:height="0.90069in" style:rel-width="scale" style:rel-height="scale"><draw:image xlink:href="media/image2.jpeg" xlink:type="simple" xlink:show="embed" xlink:actuate="onLoad"/><svg:title/><svg:desc>Descrição: 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Plano de Verificação</text:p>
            </table:table-cell>
            <table:table-cell table:style-name="TableCell20">
              <text:p text:style-name="Normal"><text:span text:style-name="T21"><text:s text:c="2"/>Data:</text:span><text:s/><text:span text:style-name="T22">0</text:span><text:span text:style-name="T23">4</text:span><text:span text:style-name="T24">/10/2013</text:span></text:p>
            </table:table-cell>
          </table:table-row>
          <table:table-row table:style-name="TableRow25">
            <table:table-cell table:style-name="TableCell26" table:number-columns-spanned="2">
              <text:p text:style-name="P27">RELPREV-022013-VER_Plano_de_Verificação</text:p>
            </table:table-cell>
            <table:covered-table-cell/>
          </table:table-row>
        </table:table>
        <text:p text:style-name="P28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Reservado</text:p>
              <text:p text:style-name="P36"/>
            </table:table-cell>
            <table:table-cell table:style-name="TableCell37">
              <text:p text:style-name="P38">UFG-INF,<text:s/><text:date style:data-style-name="N39">2013</text:date></text:p>
            </table:table-cell>
            <table:table-cell table:style-name="TableCell40">
              <text:p text:style-name="P41"><text:span text:style-name="T42">Página<text:s/></text:span><text:span text:style-name="T43"><text:page-number text:fixed="false">7</text:page-number></text:span><text:span text:style-name="T44"><text:s/>de<text:s/></text:span><text:span text:style-name="Númerodepágina"><text:page-count>7</text:page-count></text:span></text:p>
            </table:table-cell>
          </table:table-row>
        </table:table>
        <text:p text:style-name="Rodapé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 de Arquitetura de Software</dc:title>
    <dc:subject>&lt;Nome do Projeto&gt;</dc:subject>
    <meta:initial-creator>Thais Cardoso Moura de Souza</meta:initial-creator>
    <dc:creator>thais cardoso moura de souza</dc:creator>
    <meta:creation-date>2013-10-18T03:15:00Z</meta:creation-date>
    <dc:date>2013-10-18T03:16:00Z</dc:date>
    <meta:template xlink:href="DAS-Documento%20de%20Arquitetura%20de%20Software" xlink:type="simple"/>
    <meta:editing-cycles>2</meta:editing-cycles>
    <meta:editing-duration>PT60S</meta:editing-duration>
    <meta:user-defined meta:name="Company Name">Objectives</meta:user-defined>
    <meta:document-statistic meta:page-count="7" meta:paragraph-count="10" meta:word-count="819" meta:character-count="5234" meta:row-count="36" meta:non-whitespace-character-count="4425"/>
  </office:meta>
</office:document-meta>
</file>